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soleFactory.closeConso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onsoleFactory.showConso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ConsoleFactory.openCons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